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 style:list-style-name="L3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fo:min-height="3.507cm"/>
    </style:style>
    <style:style style:name="pr5" style:family="presentation" style:parent-style-name="prs-novelty-subtitle">
      <style:graphic-properties draw:fill-color="#ffffff" fo:min-height="13.231cm"/>
    </style:style>
    <style:style style:name="pr6" style:family="presentation" style:parent-style-name="prs-novelty-notes">
      <style:graphic-properties draw:fill-color="#ffffff" fo:min-height="11.41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 draw:id="id1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Example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LpOD project</text:p>
            <text:p/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1T0" draw:id="id2">
        <office:forms form:automatic-focus="false" form:apply-design-mode="false"/>
        <draw:frame presentation:style-name="pr4" draw:layer="layout" svg:width="23.911cm" svg:height="3.507cm" svg:x="2.058cm" svg:y="1.943cm" presentation:class="title" presentation:user-transformed="true">
          <draw:text-box>
            <text:p>Slide 2</text:p>
          </draw:text-box>
        </draw:frame>
        <draw:frame presentation:style-name="pr5" draw:layer="layout" svg:width="23.384cm" svg:height="13.231cm" svg:x="2.285cm" svg:y="5.938cm" presentation:class="subtitle" presentation:user-transformed="true">
          <draw:text-box>
            <text:p>This is the second page</text:p>
          </draw:text-box>
        </draw:frame>
        <anim:par presentation:node-type="timing-root">
          <anim:par smil:begin="id2.begin">
            <anim:transitionFilter smil:dur="1s" smil:type="random"/>
          </anim:par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Présentation d'un nouveau produit</dc:title>
    <dc:description>Modèle de présentation d'un nouveau produit et des besoins auxquels il répond</dc:description>
    <meta:creation-date>2009-06-29T12:22:58</meta:creation-date>
    <dc:language>fr-FR</dc:language>
    <meta:editing-cycles>3</meta:editing-cycles>
    <meta:editing-duration>PT00H01M27S</meta:editing-duration>
    <dc:date>2009-06-29T12:24:05</dc:date>
    <meta:document-statistic meta:object-count="17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file:///opt/openoffice/basis-link/share/template/fr/presnt/prs-novelty.otp"/>
  </office:meta>
</office:document-meta>
</file>